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2">
      <style:paragraph-properties fo:margin-left="0.5in" fo:margin-right="0in" fo:margin-top="0in" fo:margin-bottom="0in" loext:contextual-spacing="false" fo:text-indent="-0.25in" style:auto-text-indent="false"/>
    </style:style>
    <style:style style:name="P24" style:family="paragraph" style:parent-style-name="Standard" style:list-style-name="WWNum2">
      <style:paragraph-properties fo:margin-left="1in" fo:margin-right="0in" fo:margin-top="0in" fo:margin-bottom="0in" loext:contextual-spacing="false" fo:text-indent="-0.25in" style:auto-text-indent="false"/>
    </style:style>
    <style:style style:name="P25" style:family="paragraph" style:parent-style-name="Standard" style:list-style-name="WWNum2">
      <style:paragraph-properties fo:margin-left="1in" fo:margin-right="0in" fo:margin-top="0in" fo:margin-bottom="0.0429in" loext:contextual-spacing="false" fo:text-indent="-0.25in" style:auto-text-indent="false"/>
    </style:style>
    <style:style style:name="P26" style:family="paragraph" style:parent-style-name="Standard">
      <style:paragraph-properties fo:break-before="auto" fo:break-after="auto"/>
    </style:style>
    <style:style style:name="P2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Heading_20_1" style:list-style-name="WWNum1"/>
    <style:style style:name="P30" style:family="paragraph" style:parent-style-name="Heading_20_1" style:list-style-name="WWNum1">
      <style:paragraph-properties fo:break-before="auto" fo:break-after="auto"/>
    </style:style>
    <style:style style:name="P31"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weight="bold" style:font-weight-asian="bold"/>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Introducción a Learning Analytics con ejemplos prácticos</text:span><text:span text:style-name="T2"><text:line-break/></text:span><text:span text:style-name="T3">UD 01. Actividades Opcionales Power BI Desktop</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5">Autor: Sergi García Barea</text:span></text:p>
      <text:p text:style-name="P4"><text:span text:style-name="T5">Actualizado Octu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9">Nomenclatura</text:span></text:p>
      <text:p text:style-name="P10"><text:span text:style-name="T10">A lo largo de este tema se utilizarán distintos símbolos para distinguir elementos importantes dentro del contenido. Estos símbolos son:</text:span></text:p>
      <text:p text:style-name="P11"/>
      <text:p text:style-name="P12"><text:span text:style-name="T16">📖 </text:span><text:span text:style-name="T11">Importante</text:span></text:p>
      <text:p text:style-name="P14"/>
      <text:p text:style-name="P12"><text:span text:style-name="T18">❕</text:span><text:span text:style-name="T12"> </text:span><text:span text:style-name="T11">Atención</text:span></text:p>
      <text:p text:style-name="P14"/>
      <text:p text:style-name="P12"><text:span text:style-name="T13">💬</text:span><text:span text:style-name="T11"> Interesante</text:span></text:p>
      <text:p text:style-name="P1"/>
      <text:p text:style-name="P13"><text:span text:style-name="T17">📕 </text:span><text:span text:style-name="T19">A entregar</text:span></text:p>
      <text:p text:style-name="P15"><text:span text:style-name="T20">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soft-page-break/><text:a xlink:type="simple" xlink:href="#_ge43nvu7ywtj" text:style-name="Index_20_Link" text:visited-style-name="Index_20_Link"><text:span text:style-name="T14">1. Introducción<text:tab/>3</text:span></text:a></text:p>
          <text:p text:style-name="P19"><text:a xlink:type="simple" xlink:href="#_to3o326zbv2w" text:style-name="Index_20_Link" text:visited-style-name="Index_20_Link"><text:span text:style-name="T14">2. Actividad 1 Opcional<text:tab/>3</text:span></text:a></text:p>
        </text:index-body>
      </text:table-of-content>
      <text:p text:style-name="P18"><text:span text:style-name="T21">UD0</text:span><text:span text:style-name="T22">1</text:span><text:span text:style-name="T23">. </text:span><text:span text:style-name="T22">Actividades opcionales</text:span></text:p>
      <text:list xml:id="list1953225210" text:style-name="WWNum1">
        <text:list-item>
          <text:p text:style-name="P30"><text:bookmark text:name="_ge43nvu7ywtj"/>Introducción</text:p>
        </text:list-item>
      </text:list>
      <text:p text:style-name="Standard"><text:span text:style-name="T27">Esta actividad no debe entregarse ni es necesaria para aprobar el curso.</text:span></text:p>
      <text:p text:style-name="P21">En esta unidad vamos a proponer una actividad opcional. Aunque su uso durante el curso será opcional, existe una herramienta gratuita de Microsoft llamada “Power BI Desktop” (no confundir con otras versiones de Power BI que son de pago) que es muy potente e intuitiva para la visualización de datos.</text:p>
      <text:p text:style-name="P21"/>
      <text:p text:style-name="P21">Esta herramienta puede instalarse de manera gratuita en sistemas Windows a través de Microsoft Store <text:a xlink:type="simple" xlink:href="https://apps.microsoft.com/detail/9NTXR16HNW1T?hl=es-ve&amp;gl=VE" text:style-name="ListLabel_20_10" text:visited-style-name="ListLabel_20_10"><text:span text:style-name="T28">https://apps.microsoft.com/detail/9NTXR16HNW1T?hl=es-ve&amp;gl=VE</text:span></text:a></text:p>
      <text:p text:style-name="P21"/>
      <text:p text:style-name="P21">Si tenéis un sistema Linux, la única forma de utilizarla es emulando Windows desde software de virtualización como Virtual Box <text:a xlink:type="simple" xlink:href="https://www.virtualbox.org/" text:style-name="ListLabel_20_10" text:visited-style-name="ListLabel_20_10"><text:span text:style-name="T28">https://www.virtualbox.org/</text:span></text:a>. Se puede obtener una ISO de Windows 10 en la web de Microsoft o en ISOs “custom” de Windows 10 como Tiny 10 (versión reducida de Windows 10) disponible en <text:a xlink:type="simple" xlink:href="https://archive.org/details/tiny-10-23-h2" text:style-name="ListLabel_20_10" text:visited-style-name="ListLabel_20_10"><text:span text:style-name="T28">https://archive.org/details/tiny-10-23-h2</text:span></text:a>.</text:p>
      <text:p text:style-name="P21"/>
      <text:p text:style-name="P21">Aprender a utilizar “Power BI Desktop” está fuera de los contenidos del curso, pero esto no quita que esta herramienta es muy útil para la visualización de datos. La herramienta en sí es bastante intuitiva y existe formación de calidad a lo largo de Internet. Para quien quiera saber más, y formarse sobre ella, recomiendo la siguiente formación:</text:p>
      <text:list xml:id="list3280597619" text:style-name="WWNum2">
        <text:list-item>
          <text:p text:style-name="P22"><text:span text:style-name="T19">[VIDEO] Playlist con curso de Power BI Desktop</text:span></text:p>
          <text:list>
            <text:list-item>
              <text:p text:style-name="P24"><text:a xlink:type="simple" xlink:href="https://www.youtube.com/watch?v=oQ4q2CSXP4M&amp;list=PL2Z95CSZ1N4Hhlv70xz0tdr9od6w_PMTX" text:style-name="ListLabel_20_10" text:visited-style-name="ListLabel_20_10"><text:span text:style-name="T28">https://www.youtube.com/watch?v=oQ4q2CSXP4M&amp;list=PL2Z95CSZ1N4Hhlv70xz0tdr9od6w_PMTX</text:span></text:a></text:p>
            </text:list-item>
          </text:list>
        </text:list-item>
        <text:list-item>
          <text:p text:style-name="P23"><text:span text:style-name="T19">Formación Microsoft sobre Power BI</text:span></text:p>
          <text:list>
            <text:list-item>
              <text:p text:style-name="P25"><text:a xlink:type="simple" xlink:href="https://powerbi.microsoft.com/es-es/learning/" text:style-name="ListLabel_20_10" text:visited-style-name="ListLabel_20_10"><text:span text:style-name="T28">https://powerbi.microsoft.com/es-es/learning/</text:span></text:a></text:p>
            </text:list-item>
          </text:list>
        </text:list-item>
      </text:list>
      <text:p text:style-name="P21"/>
      <text:p text:style-name="P21">Asimismo, he preparado un video donde se ejecuta paso a paso un proyecto completo de “Power BI Desktop” con un “dataset” (conjunto de datos) de ejemplo sobre el Titanic. El video lo podéis encontrar en: <text:a xlink:type="simple" xlink:href="https://youtu.be/qIYYR4SbEpA" text:style-name="ListLabel_20_10" text:visited-style-name="ListLabel_20_10"><text:span text:style-name="T28">https://youtu.be/qIYYR4SbEpA</text:span></text:a></text:p>
      <text:list xml:id="list20853456672273" text:continue-list="list1953225210" text:style-name="WWNum1">
        <text:list-item>
          <text:p text:style-name="P29"><text:bookmark text:name="_to3o326zbv2w"/>Actividad 1 Opcional</text:p>
        </text:list-item>
      </text:list>
      <text:p text:style-name="P26">Sigue paso a paso el video del proyecto sobre el Titanic que tenéis disponible en <text:a xlink:type="simple" xlink:href="https://youtu.be/qIYYR4SbEpA" text:style-name="ListLabel_20_10" text:visited-style-name="ListLabel_20_10"><text:span text:style-name="T28">https://youtu.be/qIYYR4SbEpA</text:span></text:a> y reproduce el proyecto. El “dataset” del Titanic lo puedes encontrar en el aula virtual o en <text:a xlink:type="simple" xlink:href="https://gist.github.com/fyyying/4aa5b471860321d7b47fd881898162b7" text:style-name="ListLabel_20_10" text:visited-style-name="ListLabel_20_10"><text:span text:style-name="T28">https://gist.github.com/fyyying/4aa5b471860321d7b47fd881898162b7</text:span></text:a><text:span text:style-name="T19">.</text:span></text:p>
      <text:p text:style-name="P26">Comparte tus resultados, dudas, ampliaciones o sugerencias en el foro de la unidad.</text:p>
      <text:p text:style-name="P27"><text:span text:style-name="T17">📕 </text:span><text:span text:style-name="T19">A entregar: </text:span>al ser una entrega opcional, no debes entregar nada en el curso. No obstante, puedes compartir tus logros, dudas, ampliaciones o sugerencias en el foro de esta un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1</text:span><text:span text:style-name="MT2">. </text:span><text:span text:style-name="MT1">Actividades opcionales</text:span></text:p>
      </style:header>
      <style:footer>
        <text:p text:style-name="MP2"><text:span text:style-name="MT1">Curso Introducción a Learning Analytics<text:tab/> <text:tab/>UD01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3" meta:word-count="450" meta:character-count="3061" meta:non-whitespace-character-count="2644"/>
    <meta:generator>LibreOfficeDev/6.0.5.2$Linux_X86_64 LibreOffice_project/</meta:generator>
  </office:meta>
</office:document-meta>
</file>